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7000001BB6D688E589693A658.png" manifest:media-type="image/png"/>
  <manifest:file-entry manifest:full-path="Pictures/1000000100000780000004388356F90EBD742891.png" manifest:media-type="image/png"/>
  <manifest:file-entry manifest:full-path="Pictures/100000010000078000000438FB002093722DF6C4.png" manifest:media-type="image/png"/>
  <manifest:file-entry manifest:full-path="Pictures/100000010000078000000438D916C2879164CB94.png" manifest:media-type="image/png"/>
  <manifest:file-entry manifest:full-path="Pictures/10000001000007800000043817AFBA8C71FD5915.png" manifest:media-type="image/png"/>
  <manifest:file-entry manifest:full-path="Pictures/10000001000007800000043836A3EA8CF27A2E0D.png" manifest:media-type="image/png"/>
  <manifest:file-entry manifest:full-path="Pictures/10000001000007800000043855E4DD3C0D7EE4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049e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fo:font-weight="bold" officeooo:rsid="0007049e" style:font-size-asian="17.5pt" style:font-weight-asian="bold" style:font-size-complex="20pt" style:font-weight-complex="bold"/>
    </style:style>
    <style:style style:name="T3" style:family="text">
      <style:text-properties officeooo:rsid="000704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OS Assignment No1</text:span></text:p>
      <text:p text:style-name="Standard"/>
      <text:p text:style-name="Standard"><draw:frame draw:style-name="fr1" draw:name="Image1" text:anchor-type="char" svg:x="0.053cm" svg:y="0.388cm" svg:width="17cm" svg:height="9.562cm" draw:z-index="0"><draw:image xlink:href="Pictures/10000001000007800000043855E4DD3C0D7EE4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x="0.079cm" svg:y="0.222cm" svg:width="17cm" svg:height="9.562cm" draw:z-index="1"><draw:image xlink:href="Pictures/10000001000007800000043817AFBA8C71FD59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132cm" svg:y="0.437cm" svg:width="17cm" svg:height="9.562cm" draw:z-index="2"><draw:image xlink:href="Pictures/100000010000078000000438D916C2879164CB94.png" xlink:type="simple" xlink:show="embed" xlink:actuate="onLoad" draw:mime-type="image/png"/></draw:frame></text:p>
      <text:p text:style-name="Standard"><draw:frame draw:style-name="fr1" draw:name="Image4" text:anchor-type="char" svg:x="0.106cm" svg:y="0.427cm" svg:width="17cm" svg:height="9.562cm" draw:z-index="3"><draw:image xlink:href="Pictures/100000010000078000000438FB002093722DF6C4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5" text:anchor-type="char" svg:x="-0.026cm" svg:y="0.381cm" svg:width="17cm" svg:height="9.562cm" draw:z-index="4"><draw:image xlink:href="Pictures/1000000100000780000004388356F90EBD742891.png" xlink:type="simple" xlink:show="embed" xlink:actuate="onLoad" draw:mime-type="image/png"/></draw:frame></text:p>
      <text:p text:style-name="Standard"><draw:frame draw:style-name="fr1" draw:name="Image6" text:anchor-type="char" svg:x="0cm" svg:y="3.122cm" svg:width="17cm" svg:height="9.562cm" draw:z-index="5"><draw:image xlink:href="Pictures/10000001000007800000043836A3EA8CF27A2E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.238cm" svg:y="0.48cm" svg:width="17cm" svg:height="9.331cm" draw:z-index="6"><draw:image xlink:href="Pictures/1000000100000327000001BB6D688E589693A65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0:09:06.618602918</meta:creation-date>
    <dc:date>2023-12-06T20:16:03.386345828</dc:date>
    <meta:editing-duration>PT7M</meta:editing-duration>
    <meta:editing-cycles>1</meta:editing-cycles>
    <meta:document-statistic meta:table-count="0" meta:image-count="7" meta:object-count="0" meta:page-count="4" meta:paragraph-count="1" meta:word-count="3" meta:character-count="18" meta:non-whitespace-character-count="15"/>
    <meta:generator>LibreOffice/7.3.7.2$Linux_X86_64 LibreOffice_project/30$Build-2</meta:generator>
  </office:meta>
</office:document-meta>
</file>